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fabf"/>
    </style:style>
    <style:style style:name="P2" style:family="paragraph" style:parent-style-name="Standard">
      <style:text-properties officeooo:paragraph-rsid="0019e61a"/>
    </style:style>
    <style:style style:name="P3" style:family="paragraph" style:parent-style-name="Standard">
      <style:text-properties officeooo:rsid="0021bbe0" officeooo:paragraph-rsid="0021bbe0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83f8c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9e61a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a54fb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9e61a" officeooo:paragraph-rsid="0019e61a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a54fb" officeooo:paragraph-rsid="001a54fb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1ad8f8" officeooo:paragraph-rsid="001ad8f8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1ec632" officeooo:paragraph-rsid="001ec632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1f19c6" officeooo:paragraph-rsid="001f19c6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21bbe0" officeooo:paragraph-rsid="0021bbe0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22605a" officeooo:paragraph-rsid="0022605a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2272b9" officeooo:paragraph-rsid="002272b9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22e535" officeooo:paragraph-rsid="0022e535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249ce2" officeooo:paragraph-rsid="00249ce2"/>
    </style:style>
    <style:style style:name="P18" style:family="paragraph" style:parent-style-name="Table_20_Contents">
      <style:text-properties officeooo:paragraph-rsid="0017fabf"/>
    </style:style>
    <style:style style:name="P19" style:family="paragraph" style:parent-style-name="Table_20_Contents">
      <style:text-properties officeooo:rsid="00252350" officeooo:paragraph-rsid="00252350"/>
    </style:style>
    <style:style style:name="T1" style:family="text">
      <style:text-properties officeooo:rsid="0017fabf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83f8c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9e61a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1bbe0" style:font-size-asian="10pt" style:font-style-asian="normal" style:font-weight-asian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8"><text:span text:style-name="T1">Gennadiy E. G</text:span><text:span text:style-name="T2">rechnev</text:span></text:p>
            <text:p text:style-name="P1"><text:span text:style-name="T2">grechnev@ilt.kharkov.ua</text:span></text:p>
          </table:table-cell>
          <table:table-cell table:style-name="Table1.B1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5"><text:span text:style-name="T3">Galina A. Z</text:span><text:span text:style-name="T2">vyagina</text:span></text:p>
            <text:p text:style-name="P4"><text:span text:style-name="T2">zvyagina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0"><text:span text:style-name="T2">Vyacheslav D. Fil</text:span></text:p>
            <text:p text:style-name="P4"><text:span text:style-name="T2">fil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9"><text:span text:style-name="T2">Valentina A. Sirenko</text:span></text:p>
            <text:p text:style-name="P4"><text:span text:style-name="T2">sirenko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6"><text:span text:style-name="T4">Anatoliy S. P</text:span><text:span text:style-name="T2">anfilov</text:span></text:p>
            <text:p text:style-name="P4"><text:span text:style-name="T2">panfilov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8"><text:span text:style-name="T2">Vladimir A. Desnenko</text:span></text:p>
            <text:p text:style-name="P4"><text:span text:style-name="T2">desnenko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1"><text:span text:style-name="T2">Nikolay G. Burma</text:span></text:p>
            <text:p text:style-name="P7"><text:span text:style-name="T2">burma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2"><text:span text:style-name="T2">Alexey V. Fedorchenko</text:span></text:p>
            <text:p text:style-name="P6"><text:span text:style-name="T2">fedorchenko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6"><text:span text:style-name="T5">Igor V. </text:span><text:span text:style-name="T2">Bilych</text:span></text:p>
            <text:p text:style-name="P6"><text:span text:style-name="T2">bilich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3"><text:span text:style-name="T2">Ivan S. Bondar</text:span></text:p>
            <text:p text:style-name="P2"><text:span text:style-name="T2">ibondar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3"><text:span text:style-name="T2">Tatiana N. Gaydamak</text:span></text:p>
            <text:p text:style-name="P4"><text:span text:style-name="T2">Gaydamak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4"><text:span text:style-name="T2">Konstantin R. Zhekov</text:span></text:p>
            <text:p text:style-name="P4"><text:span text:style-name="T2">zhekov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4"><text:span text:style-name="T2">Irina P. Kobzar (Zhuravleva)</text:span></text:p>
            <text:p text:style-name="P4"><text:span text:style-name="T2">izhuravleva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5"><text:span text:style-name="T2">Marina P. Kolodyazhnaya</text:span></text:p>
            <text:p text:style-name="P4"><text:span text:style-name="T2">Kolodyazhnaya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6"><text:span text:style-name="T2">Anastasia A. Lyogenkaya</text:span></text:p>
            <text:p text:style-name="P4"><text:span text:style-name="T2">Lyogenkaya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7"><text:span text:style-name="T2">Nadezhda V. Ushakova</text:span></text:p>
            <text:p text:style-name="P4"><text:span text:style-name="T2">ushakova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  <table:table-row>
          <table:table-cell table:style-name="Table1.A2" office:value-type="string">
            <text:p text:style-name="P17"><text:span text:style-name="T2">Nadezhda F. Kachur</text:span></text:p>
            <text:p text:style-name="P4"><text:span text:style-name="T2">nkachur@ilt.kharkov.ua</text:span></text:p>
          </table:table-cell>
          <table:table-cell table:style-name="Table1.B2" office:value-type="string">
            <text:p text:style-name="P19">Professor, Doctor of Scienc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5:05:01.678297233</meta:creation-date>
    <dc:date>2018-02-21T16:58:58.501538099</dc:date>
    <meta:editing-duration>PT1H39M59S</meta:editing-duration>
    <meta:editing-cycles>16</meta:editing-cycles>
    <meta:generator>LibreOffice/5.4.4.2$Linux_X86_64 LibreOffice_project/2524958677847fb3bb44820e40380acbe820f960</meta:generator>
    <meta:document-statistic meta:table-count="1" meta:image-count="0" meta:object-count="0" meta:page-count="1" meta:paragraph-count="51" meta:word-count="137" meta:character-count="1213" meta:non-whitespace-character-count="1127"/>
  </office:meta>
</office:document-meta>
</file>